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04000000C30A233E56ED97ADA5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6d9c" officeooo:paragraph-rsid="00036d9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36d9c" officeooo:paragraph-rsid="00036d9c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36d9c" officeooo:paragraph-rsid="00036d9c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e Análisis </text:p>
      <text:p text:style-name="P1"><text:span text:style-name="T1"/></text:p>
      <text:p text:style-name="P1"><text:span text:style-name="T1"/></text:p>
      <text:p text:style-name="P1"><draw:frame draw:style-name="fr1" draw:name="Imagen1" text:anchor-type="paragraph" svg:x="0cm" svg:y="1cm" svg:width="17cm" svg:height="12.749cm" draw:z-index="0"><draw:image xlink:href="Pictures/100000000000104000000C30A233E56ED97ADA5D.jpg" xlink:type="simple" xlink:show="embed" xlink:actuate="onLoad" loext:mime-type="image/jpeg"/></draw:frame><text:span text:style-name="T1">Julian Guillermo Zapata Rugeles</text:span></text:p>
      <text:p text:style-name="P1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8:20:49.889672797</meta:creation-date>
    <meta:generator>LibreOffice/6.1.5.2$Linux_X86_64 LibreOffice_project/10$Build-2</meta:generator>
    <dc:date>2020-10-13T08:34:55.120637915</dc:date>
    <meta:editing-duration>PT13S</meta:editing-duration>
    <meta:editing-cycles>1</meta:editing-cycles>
    <meta:document-statistic meta:table-count="0" meta:image-count="1" meta:object-count="0" meta:page-count="1" meta:paragraph-count="2" meta:word-count="7" meta:character-count="50" meta:non-whitespace-character-count="44"/>
  </office:meta>
</office:document-meta>
</file>